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1.5626in"/>
    </style:style>
    <style:style style:name="co3" style:family="table-column">
      <style:table-column-properties fo:break-before="auto" style:column-width="1.117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0807in"/>
    </style:style>
    <style:style style:name="co6" style:family="table-column">
      <style:table-column-properties fo:break-before="auto" style:column-width="4.5602in"/>
    </style:style>
    <style:style style:name="co7" style:family="table-column">
      <style:table-column-properties fo:break-before="auto" style:column-width="5.0693in"/>
    </style:style>
    <style:style style:name="co8" style:family="table-column">
      <style:table-column-properties fo:break-before="auto" style:column-width="1.5492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r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eriesID PK</text:p>
          </table:table-cell>
          <table:table-cell office:value-type="string">
            <text:p>Title</text:p>
          </table:table-cell>
          <table:table-cell office:value-type="string">
            <text:p>VolumeNumber</text:p>
          </table:table-cell>
          <table:table-cell office:value-type="string">
            <text:p>StartYear</text:p>
          </table:table-cell>
        </table:table-row>
        <table:table-row table:style-name="ro1">
          <table:table-cell office:value-type="string">
            <office:annotation office:display="true" draw:style-name="gr1" draw:text-style-name="P1" svg:width="1.1413in" svg:height="1.0122in" svg:x="1.2669in" svg:y="2.5583in" draw:caption-point-x="-0.3736in" draw:caption-point-y="-2.3917in">
              <dc:date>2024-10-05T00:00:00</dc:date>
              <text:p text:style-name="P1">Originally named X-Men, later retitled to Uncanny X-Men. <text:s/>True Title is X-Men</text:p>
            </office:annotation>
            <text:p>SIDXM1</text:p>
          </table:table-cell>
          <table:table-cell office:value-type="string">
            <text:p>X-Men</text:p>
          </table:table-cell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</table:table-row>
        <table:table-row table:style-name="ro1">
          <table:table-cell office:value-type="string">
            <text:p>SIDXM2</text:p>
          </table:table-cell>
          <table:table-cell office:value-type="string">
            <text:p>X-Men</text:p>
          </table:table-cell>
          <table:table-cell office:value-type="float" office:value="2">
            <text:p>2</text:p>
          </table:table-cell>
          <table:table-cell office:value-type="float" office:value="1992">
            <text:p>1992</text:p>
          </table:table-cell>
        </table:table-row>
        <table:table-row table:style-name="ro1">
          <table:table-cell office:value-type="string">
            <text:p>SIDASM1</text:p>
          </table:table-cell>
          <table:table-cell office:value-type="string">
            <text:p>Amazing Spider-Man</text:p>
          </table:table-cell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</table:table-row>
      </table:table>
      <table:table table:name="SeriesTitle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eriesID FK REFERS TO Series.SeriesID</text:p>
          </table:table-cell>
          <table:table-cell office:value-type="string">
            <text:p>Title PK w/SeriesID</text:p>
          </table:table-cell>
        </table:table-row>
        <table:table-row table:style-name="ro1">
          <table:table-cell office:value-type="string">
            <text:p>SIDXM1</text:p>
          </table:table-cell>
          <table:table-cell office:value-type="string">
            <text:p>Uncanny X-Men</text:p>
          </table:table-cell>
        </table:table-row>
        <table:table-row table:style-name="ro1">
          <table:table-cell office:value-type="string">
            <text:p>SIDXM2</text:p>
          </table:table-cell>
          <table:table-cell office:value-type="string">
            <text:p>X-Men</text:p>
          </table:table-cell>
        </table:table-row>
        <table:table-row table:style-name="ro1">
          <table:table-cell office:value-type="string">
            <text:p>SIDASM1</text:p>
          </table:table-cell>
          <table:table-cell office:value-type="string">
            <text:p>Amazing Spider-Man</text:p>
          </table:table-cell>
        </table:table-row>
      </table:table>
      <table:table table:name="Person" table:style-name="ta1" table:print="false">
        <table:table-column table:style-name="co4" table:number-columns-repeated="4" table:default-cell-style-name="Default"/>
        <table:table-row table:style-name="ro1">
          <table:table-cell office:value-type="string">
            <text:p>PersonID PK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Nationality</text:p>
          </table:table-cell>
        </table:table-row>
        <table:table-row table:style-name="ro1">
          <table:table-cell office:value-type="string">
            <text:p>OCCSTALE</text:p>
          </table:table-cell>
          <table:table-cell office:value-type="string">
            <text:p>Stan</text:p>
          </table:table-cell>
          <table:table-cell office:value-type="string">
            <text:p>Lee</text:p>
          </table:table-cell>
          <table:table-cell office:value-type="string">
            <text:p>US</text:p>
          </table:table-cell>
        </table:table-row>
        <table:table-row table:style-name="ro1">
          <table:table-cell office:value-type="string">
            <text:p>OCCCHCL</text:p>
          </table:table-cell>
          <table:table-cell office:value-type="string">
            <text:p>Chris</text:p>
          </table:table-cell>
          <table:table-cell office:value-type="string">
            <text:p>Claremont</text:p>
          </table:table-cell>
          <table:table-cell office:value-type="string">
            <text:p>US</text:p>
          </table:table-cell>
        </table:table-row>
        <table:table-row table:style-name="ro1">
          <table:table-cell office:value-type="string">
            <text:p>OCCJOBY</text:p>
          </table:table-cell>
          <table:table-cell office:value-type="string">
            <text:p>John</text:p>
          </table:table-cell>
          <table:table-cell office:value-type="string">
            <text:p>Byrne</text:p>
          </table:table-cell>
          <table:table-cell office:value-type="string">
            <text:p>US</text:p>
          </table:table-cell>
        </table:table-row>
        <table:table-row table:style-name="ro1">
          <table:table-cell office:value-type="string">
            <text:p>OCCTOMC</text:p>
          </table:table-cell>
          <table:table-cell office:value-type="string">
            <text:p>Todd</text:p>
          </table:table-cell>
          <table:table-cell office:value-type="string">
            <text:p>McFarlane</text:p>
          </table:table-cell>
          <table:table-cell office:value-type="string">
            <text:p>US</text:p>
          </table:table-cell>
        </table:table-row>
        <table:table-row table:style-name="ro1">
          <table:table-cell office:value-type="string">
            <text:p>OCCJILE</text:p>
          </table:table-cell>
          <table:table-cell office:value-type="string">
            <text:p>Jim</text:p>
          </table:table-cell>
          <table:table-cell office:value-type="string">
            <text:p>Lee</text:p>
          </table:table-cell>
          <table:table-cell office:value-type="string">
            <text:p>US</text:p>
          </table:table-cell>
        </table:table-row>
        <table:table-row table:style-name="ro1">
          <table:table-cell office:value-type="string">
            <text:p>OCC6ALMO</text:p>
          </table:table-cell>
          <table:table-cell office:value-type="string">
            <text:p>Alan</text:p>
          </table:table-cell>
          <table:table-cell office:value-type="string">
            <text:p>Moore</text:p>
          </table:table-cell>
          <table:table-cell office:value-type="string">
            <text:p>UK</text:p>
          </table:table-cell>
        </table:table-row>
        <table:table-row table:style-name="ro2">
          <table:table-cell office:value-type="string">
            <text:p>OCCSTDI</text:p>
          </table:table-cell>
          <table:table-cell office:value-type="string">
            <text:p>Steve</text:p>
          </table:table-cell>
          <table:table-cell office:value-type="string">
            <text:p>Ditko</text:p>
          </table:table-cell>
          <table:table-cell office:value-type="string">
            <text:p>US</text:p>
          </table:table-cell>
        </table:table-row>
        <table:table-row table:style-name="ro1">
          <table:table-cell office:value-type="string">
            <text:p>OCCJAKI</text:p>
          </table:table-cell>
          <table:table-cell office:value-type="string">
            <text:p>Jack</text:p>
          </table:table-cell>
          <table:table-cell office:value-type="string">
            <text:p>Kirby</text:p>
          </table:table-cell>
          <table:table-cell office:value-type="string">
            <text:p>US</text:p>
          </table:table-cell>
        </table:table-row>
        <table:table-row table:style-name="ro2">
          <table:table-cell office:value-type="string">
            <text:p>OCCDAMI</text:p>
          </table:table-cell>
          <table:table-cell office:value-type="string">
            <text:p>David</text:p>
          </table:table-cell>
          <table:table-cell office:value-type="string">
            <text:p>Michelini</text:p>
          </table:table-cell>
          <table:table-cell office:value-type="string">
            <text:p>US</text:p>
          </table:table-cell>
        </table:table-row>
      </table:table>
      <table:table table:name="Artist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PersonID PK, FK REFERS TO Person.PersonID</text:p>
          </table:table-cell>
          <table:table-cell office:value-type="string">
            <text:p>Inker</text:p>
          </table:table-cell>
        </table:table-row>
        <table:table-row table:style-name="ro1">
          <table:table-cell office:value-type="string">
            <text:p>OCCJOBY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CCSTD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OCCTOMC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CCJIL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CCJAKI</text:p>
          </table:table-cell>
          <table:table-cell office:value-type="string">
            <text:p>No</text:p>
          </table:table-cell>
        </table:table-row>
      </table:table>
      <table:table table:name="Author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PersonID PersonID PK, FK REFERS TO Person.PersonID</text:p>
          </table:table-cell>
          <table:table-cell office:value-type="string">
            <text:p>StartingCo</text:p>
          </table:table-cell>
        </table:table-row>
        <table:table-row table:style-name="ro1">
          <table:table-cell office:value-type="string">
            <text:p>OCCSTLE</text:p>
          </table:table-cell>
          <table:table-cell office:value-type="string">
            <text:p>Marvel</text:p>
          </table:table-cell>
        </table:table-row>
        <table:table-row table:style-name="ro1">
          <table:table-cell office:value-type="string">
            <text:p>OCCCHCL</text:p>
          </table:table-cell>
          <table:table-cell office:value-type="string">
            <text:p>Charlton</text:p>
          </table:table-cell>
        </table:table-row>
        <table:table-row table:style-name="ro1">
          <table:table-cell office:value-type="string">
            <text:p>OCCTOMC</text:p>
          </table:table-cell>
          <table:table-cell office:value-type="string">
            <text:p>Marvel</text:p>
          </table:table-cell>
        </table:table-row>
        <table:table-row table:style-name="ro1">
          <table:table-cell office:value-type="string">
            <text:p>OCCJILE</text:p>
          </table:table-cell>
          <table:table-cell office:value-type="string">
            <text:p>Marvel</text:p>
          </table:table-cell>
        </table:table-row>
        <table:table-row table:style-name="ro1">
          <table:table-cell office:value-type="string">
            <text:p>OCCALMO</text:p>
          </table:table-cell>
          <table:table-cell office:value-type="string">
            <text:p>Marvel</text:p>
          </table:table-cell>
        </table:table-row>
        <table:table-row table:style-name="ro1">
          <table:table-cell office:value-type="string">
            <text:p>OCCJOBY</text:p>
          </table:table-cell>
          <table:table-cell office:value-type="string">
            <text:p>Marvel</text:p>
          </table:table-cell>
        </table:table-row>
        <table:table-row table:style-name="ro1">
          <table:table-cell office:value-type="string">
            <text:p>OCCJAKI</text:p>
          </table:table-cell>
          <table:table-cell office:value-type="string">
            <text:p>Eisner&amp;Eiger</text:p>
          </table:table-cell>
        </table:table-row>
        <table:table-row table:style-name="ro1">
          <table:table-cell office:value-type="string">
            <text:p>OCCDAMI</text:p>
          </table:table-cell>
          <table:table-cell office:value-type="string">
            <text:p>DC</text:p>
          </table:table-cell>
        </table:table-row>
      </table:table>
      <table:table table:name="Character" table:style-name="ta1" table:print="false">
        <table:table-column table:style-name="co4" table:number-columns-repeated="4" table:default-cell-style-name="Default"/>
        <table:table-row table:style-name="ro1">
          <table:table-cell office:value-type="string">
            <text:p>CharacterID PK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Monicker</text:p>
          </table:table-cell>
        </table:table-row>
        <table:table-row table:style-name="ro1">
          <table:table-cell office:value-type="string">
            <text:p>CHIDSCSU</text:p>
          </table:table-cell>
          <table:table-cell office:value-type="string">
            <text:p>Scott</text:p>
          </table:table-cell>
          <table:table-cell office:value-type="string">
            <text:p>Summers</text:p>
          </table:table-cell>
          <table:table-cell office:value-type="string">
            <text:p>Cyclops</text:p>
          </table:table-cell>
        </table:table-row>
        <table:table-row table:style-name="ro1">
          <table:table-cell office:value-type="string">
            <text:p>CHIDJEGR</text:p>
          </table:table-cell>
          <table:table-cell office:value-type="string">
            <text:p>Jean</text:p>
          </table:table-cell>
          <table:table-cell office:value-type="string">
            <text:p>Grey</text:p>
          </table:table-cell>
          <table:table-cell office:value-type="string">
            <text:p>Marvel Girl</text:p>
          </table:table-cell>
        </table:table-row>
        <table:table-row table:style-name="ro1">
          <table:table-cell office:value-type="string">
            <text:p>CHIDRERI</text:p>
          </table:table-cell>
          <table:table-cell office:value-type="string">
            <text:p>Reed</text:p>
          </table:table-cell>
          <table:table-cell office:value-type="string">
            <text:p>Richards</text:p>
          </table:table-cell>
          <table:table-cell office:value-type="string">
            <text:p>Mr. Fantastic</text:p>
          </table:table-cell>
        </table:table-row>
        <table:table-row table:style-name="ro1">
          <table:table-cell office:value-type="string">
            <text:p>CHIDPEPA</text:p>
          </table:table-cell>
          <table:table-cell office:value-type="string">
            <text:p>Peter</text:p>
          </table:table-cell>
          <table:table-cell office:value-type="string">
            <text:p>Parker</text:p>
          </table:table-cell>
          <table:table-cell office:value-type="string">
            <text:p>Spider-Man</text:p>
          </table:table-cell>
        </table:table-row>
      </table:table>
      <table:table table:name="Issue-Character" table:style-name="ta1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haracterID PK w/IssueID, FK REFERS TO Character.CharacterID</text:p>
          </table:table-cell>
          <table:table-cell office:value-type="string">
            <text:p>IssueID PK w/ CharacterID, FK REFERENCES Issue.IssueID</text:p>
          </table:table-cell>
        </table:table-row>
        <table:table-row table:style-name="ro1">
          <table:table-cell office:value-type="string">
            <text:p>CHIDSCSU</text:p>
          </table:table-cell>
          <table:table-cell office:value-type="string">
            <text:p>IIDXMVOL1I1</text:p>
          </table:table-cell>
        </table:table-row>
        <table:table-row table:style-name="ro1">
          <table:table-cell office:value-type="string">
            <text:p>CHIDSCSU</text:p>
          </table:table-cell>
          <table:table-cell office:value-type="string">
            <text:p>IIDXM2VOLI54</text:p>
          </table:table-cell>
        </table:table-row>
        <table:table-row table:style-name="ro1">
          <table:table-cell office:value-type="string">
            <text:p>CHIDJEGR</text:p>
          </table:table-cell>
          <table:table-cell office:value-type="string">
            <text:p>IIDXMVOL1I11</text:p>
          </table:table-cell>
        </table:table-row>
        <table:table-row table:style-name="ro1">
          <table:table-cell office:value-type="string">
            <text:p>CHIDJEGR</text:p>
          </table:table-cell>
          <table:table-cell office:value-type="string">
            <text:p>IIDXM2VOLI54</text:p>
          </table:table-cell>
        </table:table-row>
        <table:table-row table:style-name="ro1">
          <table:table-cell office:value-type="string">
            <text:p>CHIDRERI</text:p>
          </table:table-cell>
          <table:table-cell office:value-type="string">
            <text:p>IIDFFVOL1I11</text:p>
          </table:table-cell>
        </table:table-row>
        <table:table-row table:style-name="ro1">
          <table:table-cell office:value-type="string">
            <text:p>CHIDPEPA</text:p>
          </table:table-cell>
          <table:table-cell office:value-type="string">
            <text:p>SIDASMVOL1I1</text:p>
          </table:table-cell>
        </table:table-row>
        <table:table-row table:style-name="ro1">
          <table:table-cell office:value-type="string">
            <text:p>CHIDPEPA</text:p>
          </table:table-cell>
          <table:table-cell office:value-type="string">
            <text:p>SIDASMVOL1I300</text:p>
          </table:table-cell>
        </table:table-row>
      </table:table>
      <table:table table:name="Issue" table:style-name="ta1" table:print="false">
        <table:table-column table:style-name="co8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IssueID PK</text:p>
          </table:table-cell>
          <table:table-cell office:value-type="string">
            <text:p>SeriesID FK REFERENCES Series.SeriesID</text:p>
          </table:table-cell>
          <table:table-cell office:value-type="string">
            <text:p>Year</text:p>
          </table:table-cell>
          <table:table-cell office:value-type="string">
            <text:p>Author FK REFERENCES Author.PersonID</text:p>
          </table:table-cell>
          <table:table-cell office:value-type="string">
            <text:p>Artist FK REFERENCES Artist.PersonID</text:p>
          </table:table-cell>
          <table:table-cell office:value-type="string">
            <text:p>IssueNumber</text:p>
          </table:table-cell>
        </table:table-row>
        <table:table-row table:style-name="ro1">
          <table:table-cell office:value-type="string">
            <text:p>IIDXMVOL1I11</text:p>
          </table:table-cell>
          <table:table-cell office:value-type="string">
            <text:p>SIXM1</text:p>
          </table:table-cell>
          <table:table-cell office:value-type="float" office:value="1963">
            <text:p>1963</text:p>
          </table:table-cell>
          <table:table-cell office:value-type="string">
            <text:p>OCCSTLE</text:p>
          </table:table-cell>
          <table:table-cell office:value-type="string">
            <text:p>OCCJAK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IDXMVOL2I1</text:p>
          </table:table-cell>
          <table:table-cell office:value-type="string">
            <text:p>SIXM2</text:p>
          </table:table-cell>
          <table:table-cell office:value-type="float" office:value="1992">
            <text:p>1992</text:p>
          </table:table-cell>
          <table:table-cell office:value-type="string">
            <text:p>OCCCHCL</text:p>
          </table:table-cell>
          <table:table-cell office:value-type="string">
            <text:p>OCCJI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IDXM2VOLI54</text:p>
          </table:table-cell>
          <table:table-cell office:value-type="string">
            <text:p>SIXM2</text:p>
          </table:table-cell>
          <table:table-cell office:value-type="float" office:value="1992">
            <text:p>1992</text:p>
          </table:table-cell>
          <table:table-cell office:value-type="string">
            <text:p>OCCCHCL</text:p>
          </table:table-cell>
          <table:table-cell office:value-type="string">
            <text:p>OCCJIL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IDASMVOL1I1</text:p>
          </table:table-cell>
          <table:table-cell office:value-type="string">
            <text:p>SIASM1</text:p>
          </table:table-cell>
          <table:table-cell office:value-type="float" office:value="1963">
            <text:p>1963</text:p>
          </table:table-cell>
          <table:table-cell office:value-type="string">
            <text:p>OCCSTLE</text:p>
          </table:table-cell>
          <table:table-cell office:value-type="string">
            <text:p>OCCSTD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IDASMVO1I300</text:p>
          </table:table-cell>
          <table:table-cell office:value-type="string">
            <text:p>SIASM1</text:p>
          </table:table-cell>
          <table:table-cell office:value-type="float" office:value="1988">
            <text:p>1988</text:p>
          </table:table-cell>
          <table:table-cell office:value-type="string">
            <text:p>OCCDAMI</text:p>
          </table:table-cell>
          <table:table-cell office:value-type="string">
            <text:p>OCCTOMC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IIDFFVOL1I1</text:p>
          </table:table-cell>
          <table:table-cell office:value-type="string">
            <text:p>SIFF1</text:p>
          </table:table-cell>
          <table:table-cell office:value-type="float" office:value="1962">
            <text:p>1962</text:p>
          </table:table-cell>
          <table:table-cell office:value-type="string">
            <text:p>OCCSTLE</text:p>
          </table:table-cell>
          <table:table-cell office:value-type="string">
            <text:p>OCCJAKI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5">10/05/2024</text:date>, <text:time>19:2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</meta:initial-creator>
    <meta:creation-date>2024-10-02T16:18:51</meta:creation-date>
    <dc:date>2024-10-05T19:20:12</dc:date>
    <dc:creator>Stephen </dc:creator>
    <meta:editing-duration>PT8H9M55S</meta:editing-duration>
    <meta:editing-cycles>7</meta:editing-cycles>
    <meta:generator>OpenOffice/4.1.14$Unix OpenOffice.org_project/4114m1$Build-9811</meta:generator>
    <meta:document-statistic meta:table-count="8" meta:cell-count="172" meta:object-count="0"/>
  </office:meta>
</office:document-meta>
</file>